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84d1"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5">
      <style:graphic-properties fo:min-height="11.929cm"/>
    </style:style>
    <style:style style:name="P1" style:family="paragraph">
      <style:text-properties style:font-name="Century Gothic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Liberation Serif"/>
    </style:style>
    <style:style style:name="P5" style:family="paragraph">
      <style:paragraph-properties fo:text-align="center"/>
      <style:text-properties style:font-name="Century Gothic"/>
    </style:style>
    <style:style style:name="P6" style:family="paragraph">
      <style:paragraph-properties fo:text-align="center"/>
    </style:style>
    <style:style style:name="P7" style:family="paragraph">
      <style:text-properties style:font-name="Century Gothic" fo:font-size="36pt" style:font-size-asian="36pt" style:font-size-complex="36pt"/>
    </style:style>
    <style:style style:name="P8" style:family="paragraph">
      <style:text-properties style:font-name="Liberation Serif" fo:font-size="127.800003051758pt" style:font-size-asian="127.800003051758pt" style:font-size-complex="127.800003051758pt"/>
    </style:style>
    <style:style style:name="T1" style:family="text">
      <style:text-properties style:font-name="Century Goth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style:font-name="Century Gothic" fo:font-size="36pt" style:font-size-asian="36pt" style:font-size-complex="36pt"/>
    </style:style>
    <style:style style:name="T6" style:family="text">
      <style:text-properties fo:color="#00cc33" style:font-name="Century Gothic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aea79f" style:font-name="Century Gothic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333333" style:font-name="Century Gothic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77216f"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10" style:family="text">
      <style:text-properties fo:color="#ff0000" style:font-name="Century Gothic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aecf00" style:font-name="Century Gothic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aecf00" style:text-position="sub 58%" style:font-name="Century Gothic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084d1" style:font-name="Century Gothic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84d1" style:text-position="sub 58%" style:font-name="Century Gothic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4b1f6f" style:font-name="Century Gothic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Century Gothic" fo:font-size="36pt" fo:font-weight="bold" style:font-size-asian="36pt" style:font-weight-asian="bold" style:font-size-complex="36pt" style:font-weight-complex="bold"/>
    </style:style>
    <style:style style:name="T17" style:family="text">
      <style:text-properties style:font-name="Century Gothic" fo:font-size="36pt" style:font-name-asian="Liberation Sans1" style:font-size-asian="36pt" style:font-name-complex="Liberation Sans1" style:font-size-complex="36pt"/>
    </style:style>
    <style:style style:name="T18" style:family="text">
      <style:text-properties fo:color="#ff0000"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19" style:family="text">
      <style:text-properties fo:color="#aecf00"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0" style:family="text">
      <style:text-properties fo:color="#aecf00" style:text-position="sub 58%"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1" style:family="text">
      <style:text-properties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2" style:family="text">
      <style:text-properties fo:color="#0084d1"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3" style:family="text">
      <style:text-properties fo:color="#0084d1" style:text-position="sub 58%"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4" style:family="text">
      <style:text-properties fo:color="#4b1f6f" style:font-name="Century Gothic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5" style:family="text">
      <style:text-properties style:font-name="Liberation Serif" fo:font-size="32pt" style:font-size-asian="32pt" style:font-size-complex="32pt"/>
    </style:style>
    <style:style style:name="T26" style:family="text">
      <style:text-properties fo:color="#00331a" style:font-name="Liberation Serif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00331a" style:text-position="super 58%" style:font-name="Liberation Serif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color="#00331a" style:text-position="super 58%" style:font-name="Liberation Serif" fo:font-size="32pt" fo:font-weight="bold" style:font-size-asian="32pt" style:font-weight-asian="bold" style:font-size-complex="32pt" style:font-weight-complex="bold"/>
    </style:style>
    <style:style style:name="T29" style:family="text">
      <style:text-properties style:use-window-font-color="true" style:font-name="Liberation Serif" fo:font-size="32pt" fo:font-weight="normal" style:font-size-asian="32pt" style:font-weight-asian="normal" style:font-size-complex="32pt" style:font-weight-complex="normal"/>
    </style:style>
    <style:style style:name="T30" style:family="text">
      <style:text-properties style:use-window-font-color="true" style:font-name="Liberation Serif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Liberation Serif"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5.384cm" presentation:class="title" presentation:user-transformed="true">
          <draw:text-box>
            <text:p text:style-name="P1"><text:span text:style-name="T1">Push Down Automata (PDA)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Sagar G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3">When we add a memory stack to a finite automata, we get a new machine called Push Down Automata.</text:span></text:p>
              </text:list-item>
            </text:list>
          </draw:text-box>
        </draw:frame>
        <draw:custom-shape draw:style-name="gr2" draw:text-style-name="P5" xml:id="id1" draw:id="id1" draw:layer="layout" svg:width="5.588cm" svg:height="2.286cm" svg:x="3.302cm" svg:y="9.652cm">
          <text:list text:style-name="L4">
            <text:list-header>
              <text:p text:style-name="P1"><text:span text:style-name="T1">Finite Autom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1.27cm" svg:height="1.27cm" svg:x="9.144cm" svg:y="10.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17.466561762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4.064cm" svg:height="2.286cm" svg:x="10.668cm" svg:y="9.652cm">
          <text:list text:style-name="L4">
            <text:list-header>
              <text:p text:style-name="P1"><text:span text:style-name="T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1.524cm" svg:height="0.254cm" svg:x="15.494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1.524cm" svg:height="0.254cm" svg:x="15.455cm" svg:y="10.7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4.826cm" svg:height="2.286cm" svg:x="17.78cm" svg:y="9.652cm">
          <text:p text:style-name="P5"><text:span text:style-name="T1">P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23cm" svg:x="1.4cm" svg:y="1.27cm" presentation:class="outline" presentation:user-transformed="true">
          <draw:text-box>
            <text:list text:style-name="L3">
              <text:list-item>
                <text:p><text:span text:style-name="T3">Pushdown Automata is no deterministic in nature. It may have choices of moves in each situation.</text:span></text:p>
              </text:list-item>
              <text:list-item>
                <text:p><text:span text:style-name="T3">PDA contains a input tape, finite control and a stack</text:span></text:p>
              </text:list-item>
            </text:list>
          </draw:text-box>
        </draw:frame>
        <draw:custom-shape draw:style-name="gr5" draw:text-style-name="P6" xml:id="id7" draw:id="id7" draw:layer="layout" svg:width="19.304cm" svg:height="2.286cm" svg:x="3.556cm" svg:y="8.89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6" draw:text-style-name="P6" xml:id="id8" draw:id="id8" draw:layer="layout" svg:x1="5.842cm" svg:y1="9.144cm" svg:x2="5.842cm" svg:y2="10.922cm">
          <text:p/>
        </draw:line>
        <draw:line draw:style-name="gr6" draw:text-style-name="P6" xml:id="id9" draw:id="id9" draw:layer="layout" svg:x1="7.62cm" svg:y1="9.144cm" svg:x2="7.62cm" svg:y2="10.922cm">
          <text:p/>
        </draw:line>
        <draw:line draw:style-name="gr6" draw:text-style-name="P6" xml:id="id10" draw:id="id10" draw:layer="layout" svg:x1="9.652cm" svg:y1="9.144cm" svg:x2="9.652cm" svg:y2="10.922cm">
          <text:p/>
        </draw:line>
        <draw:line draw:style-name="gr6" draw:text-style-name="P6" xml:id="id11" draw:id="id11" draw:layer="layout" svg:x1="11.684cm" svg:y1="9.144cm" svg:x2="11.684cm" svg:y2="10.922cm">
          <text:p/>
        </draw:line>
        <draw:line draw:style-name="gr6" draw:text-style-name="P6" xml:id="id12" draw:id="id12" draw:layer="layout" svg:x1="13.462cm" svg:y1="9.144cm" svg:x2="13.462cm" svg:y2="10.922cm">
          <text:p/>
        </draw:line>
        <draw:line draw:style-name="gr6" draw:text-style-name="P6" xml:id="id13" draw:id="id13" draw:layer="layout" svg:x1="15.24cm" svg:y1="9.144cm" svg:x2="15.24cm" svg:y2="10.922cm">
          <text:p/>
        </draw:line>
        <draw:line draw:style-name="gr6" draw:text-style-name="P6" xml:id="id14" draw:id="id14" draw:layer="layout" svg:x1="17.018cm" svg:y1="9.144cm" svg:x2="17.018cm" svg:y2="10.922cm">
          <text:p/>
        </draw:line>
        <draw:line draw:style-name="gr6" draw:text-style-name="P6" xml:id="id15" draw:id="id15" draw:layer="layout" svg:x1="18.796cm" svg:y1="9.144cm" svg:x2="18.796cm" svg:y2="10.922cm">
          <text:p/>
        </draw:line>
        <draw:line draw:style-name="gr6" draw:text-style-name="P6" xml:id="id16" draw:id="id16" draw:layer="layout" svg:x1="20.32cm" svg:y1="9.144cm" svg:x2="20.32cm" svg:y2="10.922cm">
          <text:p/>
        </draw:line>
        <draw:frame draw:style-name="gr7" xml:id="id17" draw:id="id17" draw:layer="layout" svg:width="1.27cm" svg:height="1.171cm" svg:x="8.128cm" svg:y="9.652cm">
          <draw:text-box>
            <text:p>a<text:span text:style-name="T4">0</text:span></text:p>
          </draw:text-box>
        </draw:frame>
        <draw:frame draw:style-name="gr7" xml:id="id18" draw:id="id18" draw:layer="layout" svg:width="1.27cm" svg:height="1.171cm" svg:x="9.906cm" svg:y="9.652cm">
          <draw:text-box>
            <text:p>a<text:span text:style-name="T4">1</text:span></text:p>
          </draw:text-box>
        </draw:frame>
        <draw:frame draw:style-name="gr7" xml:id="id19" draw:id="id19" draw:layer="layout" svg:width="1.27cm" svg:height="1.171cm" svg:x="11.938cm" svg:y="9.652cm">
          <draw:text-box>
            <text:p>a<text:span text:style-name="T4">2</text:span></text:p>
          </draw:text-box>
        </draw:frame>
        <draw:frame draw:style-name="gr7" xml:id="id20" draw:id="id20" draw:layer="layout" svg:width="1.27cm" svg:height="1.171cm" svg:x="13.716cm" svg:y="9.652cm">
          <draw:text-box>
            <text:p>a<text:span text:style-name="T4">3</text:span></text:p>
          </draw:text-box>
        </draw:frame>
        <draw:frame draw:style-name="gr7" xml:id="id21" draw:id="id21" draw:layer="layout" svg:width="1.27cm" svg:height="1.171cm" svg:x="15.494cm" svg:y="9.652cm">
          <draw:text-box>
            <text:p>a<text:span text:style-name="T4">4</text:span></text:p>
          </draw:text-box>
        </draw:frame>
        <draw:custom-shape draw:style-name="gr8" draw:text-style-name="P6" xml:id="id22" draw:id="id22" draw:layer="layout" svg:width="5.842cm" svg:height="4.826cm" svg:x="5.588cm" svg:y="13.462cm">
          <text:p text:style-name="P6">Finite 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xml:id="id23" draw:id="id23" draw:layer="layout" svg:x1="18.542cm" svg:y1="14.8cm" svg:x2="18.542cm" svg:y2="19.372cm">
          <text:p/>
        </draw:line>
        <draw:line draw:style-name="gr6" draw:text-style-name="P6" xml:id="id24" draw:id="id24" draw:layer="layout" svg:x1="18.542cm" svg:y1="19.372cm" svg:x2="22.606cm" svg:y2="19.372cm">
          <text:p/>
        </draw:line>
        <draw:line draw:style-name="gr6" draw:text-style-name="P6" xml:id="id25" draw:id="id25" draw:layer="layout" svg:x1="22.606cm" svg:y1="14.8cm" svg:x2="22.606cm" svg:y2="19.372cm">
          <text:p/>
        </draw:line>
        <draw:line draw:style-name="gr6" draw:text-style-name="P6" xml:id="id26" draw:id="id26" draw:layer="layout" svg:x1="18.542cm" svg:y1="18.61cm" svg:x2="22.606cm" svg:y2="18.61cm">
          <text:p/>
        </draw:line>
        <draw:line draw:style-name="gr6" draw:text-style-name="P6" xml:id="id27" draw:id="id27" draw:layer="layout" svg:x1="18.542cm" svg:y1="17.848cm" svg:x2="22.606cm" svg:y2="17.848cm">
          <text:p/>
        </draw:line>
        <draw:line draw:style-name="gr6" draw:text-style-name="P6" xml:id="id28" draw:id="id28" draw:layer="layout" svg:x1="18.542cm" svg:y1="17.161cm" svg:x2="22.606cm" svg:y2="17.161cm">
          <text:p/>
        </draw:line>
        <draw:line draw:style-name="gr6" draw:text-style-name="P6" xml:id="id29" draw:id="id29" draw:layer="layout" svg:x1="18.542cm" svg:y1="16.324cm" svg:x2="22.606cm" svg:y2="16.324cm">
          <text:p/>
        </draw:line>
        <draw:line draw:style-name="gr6" draw:text-style-name="P6" xml:id="id30" draw:id="id30" draw:layer="layout" svg:x1="18.542cm" svg:y1="15.562cm" svg:x2="22.606cm" svg:y2="15.562cm">
          <text:p/>
        </draw:line>
        <draw:frame draw:style-name="gr7" xml:id="id31" draw:id="id31" draw:layer="layout" svg:width="4.826cm" svg:height="0.962cm" svg:x="19.812cm" svg:y="11.176cm">
          <draw:text-box>
            <text:p>Input Tape</text:p>
          </draw:text-box>
        </draw:frame>
        <draw:frame draw:style-name="gr7" xml:id="id32" draw:id="id32" draw:layer="layout" svg:width="3.556cm" svg:height="0.962cm" svg:x="19.05cm" svg:y="19.612cm">
          <draw:text-box>
            <text:p>Stack</text:p>
          </draw:text-box>
        </draw:frame>
        <draw:line draw:style-name="gr9" draw:text-style-name="P6" xml:id="id33" draw:id="id33" draw:layer="layout" svg:x1="8.636cm" svg:y1="13.462cm" svg:x2="8.636cm" svg:y2="10.823cm">
          <text:p/>
        </draw:line>
        <draw:line draw:style-name="gr9" draw:text-style-name="P6" xml:id="id34" draw:id="id34" draw:layer="layout" svg:x1="11.43cm" svg:y1="16.002cm" svg:x2="18.542cm" svg:y2="16.002cm">
          <text:p/>
        </draw:line>
        <draw:frame draw:style-name="gr7" xml:id="id35" draw:id="id35" draw:layer="layout" svg:width="6.096cm" svg:height="0.962cm" svg:x="8.89cm" svg:y="11.938cm">
          <draw:text-box>
            <text:p>Reads input symbol</text:p>
          </draw:text-box>
        </draw:frame>
        <draw:frame draw:style-name="gr7" xml:id="id36" draw:id="id36" draw:layer="layout" svg:width="7.62cm" svg:height="0.962cm" svg:x="11.684cm" svg:y="16.002cm">
          <draw:text-box>
            <text:p>Top element of <text:s/>sta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3">The string of input symbol which the PDA is going to read is written on the input tape</text:span><text:span text:style-name="T3"><text:tab/></text:span></text:p>
              </text:list-item>
              <text:list-item>
                <text:p text:style-name="P4"><text:span text:style-name="T3">Two types of move:</text:span></text:p>
                <text:list>
                  <text:list-item>
                    <text:p text:style-name="P4"><text:span text:style-name="T3">Read input symbol, read top element of stack change state, manipulates stack and points next element of input tape</text:span></text:p>
                  </text:list-item>
                  <text:list-item>
                    <text:p text:style-name="P4"><text:span text:style-name="T3">Empty move: doesn't read input symbol from from tape, read top element from stack, manipulates stack, change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Operations performed on stack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5">
              <text:list-item>
                <text:list>
                  <text:list-item>
                    <text:p xml:id="id37" text:id="id37" text:style-name="P4"><text:span text:style-name="T3"><text:s/></text:span><text:span text:style-name="T3">Top element is removed i.e. pop operation</text:span></text:p>
                  </text:list-item>
                  <text:list-item>
                    <text:p xml:id="id38" text:id="id38" text:style-name="P4"><text:span text:style-name="T3"><text:s/></text:span><text:span text:style-name="T3">A string of stack symbols is pushed in stack</text:span></text:p>
                  </text:list-item>
                  <text:list-item>
                    <text:p xml:id="id39" text:id="id39" text:style-name="P4"><text:span text:style-name="T3"><text:s/></text:span><text:span text:style-name="T3">Top element is replaced by string of stack symbol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Definition</text:span></text:p>
          </draw:text-box>
        </draw:frame>
        <draw:frame presentation:style-name="pr4" draw:text-style-name="P7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 text:style-name="P7"><text:span text:style-name="T5">A PDA is formally defined as a 7­ tuple</text:span></text:p>
                <text:p text:style-name="P7"><text:span text:style-name="T6">P= ( </text:span><text:span text:style-name="T7">Q</text:span><text:span text:style-name="T6">,</text:span><text:span text:style-name="T8">∑</text:span><text:span text:style-name="T6">,</text:span><text:span text:style-name="T9">τ</text:span><text:span text:style-name="T6">, </text:span><text:span text:style-name="T10">δ</text:span><text:span text:style-name="T6">,</text:span><text:span text:style-name="T11">q</text:span><text:span text:style-name="T12">0</text:span><text:span text:style-name="T6"> ,</text:span><text:span text:style-name="T13">Z</text:span><text:span text:style-name="T14">0</text:span><text:span text:style-name="T6"> ,</text:span><text:span text:style-name="T15">F </text:span><text:span text:style-name="T6">)</text:span></text:p>
                <text:p xml:id="id40" text:id="id40" text:style-name="P7"><text:span text:style-name="T7">Q</text:span><text:span text:style-name="T5"> is a finite set of states</text:span></text:p>
                <text:p xml:id="id41" text:id="id41" text:style-name="P7"><text:span text:style-name="T16">∑</text:span><text:span text:style-name="T5"> </text:span><text:span text:style-name="T5">is a set of input symbols</text:span></text:p>
                <text:p xml:id="id42" text:id="id42" text:style-name="P7"><text:span text:style-name="T9">τ</text:span><text:span text:style-name="T17"> is a set of stack symbols</text:span></text:p>
                <text:p xml:id="id43" text:id="id43" text:style-name="P7"><text:span text:style-name="T18">δ</text:span><text:span text:style-name="T17"> is a transition function</text:span></text:p>
                <text:p xml:id="id44" text:id="id44" text:style-name="P7"><text:span text:style-name="T19">q</text:span><text:span text:style-name="T20">0</text:span><text:span text:style-name="T21"> </text:span><text:span text:style-name="T17">is a start state</text:span></text:p>
                <text:p xml:id="id45" text:id="id45" text:style-name="P7"><text:span text:style-name="T22">Z</text:span><text:span text:style-name="T23">0</text:span><text:span text:style-name="T17"> is a Initial stack top symbol</text:span></text:p>
                <text:p xml:id="id46" text:id="id46" text:style-name="P7"><text:span text:style-name="T24">F</text:span><text:span text:style-name="T21"> </text:span><text:span text:style-name="T17">is a Final/accepting sta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3">PDA are more capable than finite­ state machines but less capable than Turing machines.</text:span></text:p>
              </text:list-item>
              <text:list-item>
                <text:p text:style-name="P4"><text:span text:style-name="T3">Deterministic pushdown automata can recognize all deterministic context­ free languages while nondeterministic ones can recognize all context­ free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Pushdown automata differ from finite state machines in two ways:</text:span></text:p>
                <text:list>
                  <text:list-item>
                    <text:p text:style-name="P4"><text:span text:style-name="T3">1. <text:s/>They can use the top of the stack to decide which transition to take.</text:span></text:p>
                  </text:list-item>
                  <text:list-item>
                    <text:p text:style-name="P4"><text:span text:style-name="T3">2. <text:s/>They can manipulate the stack as part of performing a transition.</text:span></text:p>
                  </text:list-item>
                </text:list>
              </text:list-item>
            </text:list>
            <text:p xml:id="id47" text:id="id47"><text:span text:style-name="T25">Finite automata can't recognize the language </text:span></text:p>
            <text:p xml:id="id48" text:id="id48"><text:span text:style-name="T26">L = {a</text:span><text:span text:style-name="T27">n</text:span><text:span text:style-name="T26">b</text:span><text:span text:style-name="T28">n</text:span><text:span text:style-name="T26"> | n&gt;0 } </text:span></text:p>
            <text:p xml:id="id49" text:id="id49"><text:span text:style-name="T29">but </text:span><text:span text:style-name="T30">PDA</text:span><text:span text:style-name="T29"> can, due to presence of memo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5.001cm" svg:x="1.27cm" svg:y="7.685cm" presentation:class="title" presentation:user-transformed="true">
          <draw:text-box>
            <text:p text:style-name="P8"><text:span text:style-name="T31">Thank You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6T21:59:38.879682582</meta:creation-date>
    <dc:date>2014-11-16T22:56:40.831067898</dc:date>
    <meta:editing-duration>PT41M52S</meta:editing-duration>
    <meta:editing-cycles>8</meta:editing-cycles>
    <meta:generator>LibreOffice/4.2.7.2$Linux_X86_64 LibreOffice_project/420m0$Build-2</meta:generator>
    <meta:document-statistic meta:object-count="91"/>
  </office:meta>
</office:document-meta>
</file>